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size="11pt" style:font-size-asian="11pt" style:font-size-complex="11pt"/>
    </style:style>
    <style:style style:name="T1" style:family="text">
      <style:text-properties fo:font-size="10pt" style:font-size-asian="10pt" style:font-size-complex="10pt"/>
    </style:style>
    <style:style style:name="T2" style:family="text">
      <style:text-properties fo:font-size="11pt" style:font-size-asian="11pt" style:font-size-complex="11pt"/>
    </style:style>
    <style:style style:name="T3" style:family="text">
      <style:text-properties fo:font-size="11pt" style:text-underline-style="solid" style:text-underline-width="auto" style:text-underline-color="font-color" style:font-size-asian="11pt" style:font-size-complex="11pt"/>
    </style:style>
    <style:style style:name="T4"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del viernes Domingo se tenia que ir y no dio tiempo a mirarlo todo como lo de las tablas en latex (habia un error)</text:p>
      <text:p text:style-name="Standard"/>
      <text:p text:style-name="Standard">Hemos estado revisando la memoria, mejorandola y viendo mas añadidos que podria tener.</text:p>
      <text:p text:style-name="Standard"/>
      <text:p text:style-name="Standard">La introducción ya esta concluida y habria que echarla un vistazo (Domingo). Estudiamos la idea de meter imagenes y como añadirlas con una serie de comandos ya comentados. No añadiremos logos ya que no aportan nada mas que espacio, y no nos va a sobrar. Tambien valoramos el cambio de diseño a la hora de introducir citas, aunque finalmente me voy a quedar con el sistema que ya tenia con las comillas.</text:p>
      <text:p text:style-name="Standard"/>
      <text:p text:style-name="Standard">En el resto de secciones tambien hemos valorado realizar cambios. En el apartado de fundamentos teoricos hemos revisado varias ecuaciones y varios ejemplos. Habia ecuaciones que no se entendian bien con las que ya no tenemos ese problema y ademas hemos solucionado el problema concepctual con t y T, ya que finalmente son la longitud y no el area que serian a y a' en todo el programa. Tambien hicimos un pequeño truco para los ejemplos por el cual si habia mas de una linea de operaciones, quedaban alineadas según nuestras preferencias. Comentamos la idea de añadir codigo del propio programa a estos puntos como lo de kdtrees.</text:p>
      <text:p text:style-name="Standard"/>
      <text:p text:style-name="Standard">El diagrama de Gantt hemos mirado como hacerlo, repasando el ejemplo que teniamos y sobretodo, encontrando un nuevo metodo con distintos colores para las tareas que no comiencen en cero. Habria que pintar esa parte de 0 hasta que comience la tarea de blanco y despues el resto en otro color hasta finalizar la tarea.Tenemos un ejemplo (copiado en overleaf) que miraremos.</text:p>
      <text:p text:style-name="Standard"/>
      <text:p text:style-name="Standard">En el apartado de los requisitos, tras observar el libro que me paso Domingo hemos decidido añadir los requisitos que aparecen en este libro. Estos son, funcionales diferenciandolos entre los de sistema y los de usuario, no funcionales evitando añadir categorias que no aparecen en el libro, y requisitos de dominio que son de ambito cientifico y que Domingo me explico un poco pero que no han quedado del todo claros por lo que los estudiare para la proxima reunión. En la memoria explicaremos lo que es un requisito de dominio y ademas referenciaremos al libro, ya que no es una definición nuestra. Indicar que todo va a ser según el libro.</text:p>
      <text:p text:style-name="Standard"/>
      <text:p text:style-name="Standard">Por ultimo para dejar todo claro, voy a indicar las cosas que aun faltan para acabar el TFG, y el orden de prioridad que doy para realizarlas que puede variar. Hay 2 cosas que vienen con el nombre de Domingo delante porque las tiene que realizar el:</text:p>
      <text:p text:style-name="Standard"/>
      <text:list xml:id="list7639061430077525096" text:style-name="L1">
        <text:list-item>
          <text:p text:style-name="P1">Programación</text:p>
          <text:list>
            <text:list-header>
              <text:p text:style-name="P2"/>
            </text:list-header>
            <text:list-item>
              <text:p text:style-name="P2">Flask: Programa sencillo que deje subir imagenes y datos (mirar tutoriales)</text:p>
            </text:list-item>
            <text:list-item>
              <text:p text:style-name="P2">Solucionar diferencias entre varianza real y varianza nuestra (desarrollar el pseudocodigo)</text:p>
            </text:list-item>
            <text:list-item>
              <text:p text:style-name="P2">En kdtrees, hacer la ruta de las coordenadas local, y que los datos se cojan de alguna manera. Pasarlo a la funcion </text:p>
            </text:list-item>
            <text:list-item>
              <text:p text:style-name="P2">devolvermatreal. En el main porque sino como los identificas?.</text:p>
            </text:list-item>
            <text:list-item>
              <text:p text:style-name="P1"><text:span text:style-name="T3">Domingo</text:span><text:span text:style-name="T2">: Area pequeña en Pop up </text:span></text:p>
            </text:list-item>
          </text:list>
          <text:p text:style-name="P1"/>
        </text:list-item>
        <text:list-item>
          <text:p text:style-name="P1">Memoria:</text:p>
          <text:list>
            <text:list-header>
              <text:p text:style-name="P1"/>
            </text:list-header>
            <text:list-item>
              <text:p text:style-name="P2"><text:span text:style-name="T4">Domingo</text:span>: Repasar la introducción dar el okey final.</text:p>
            </text:list-item>
            <text:list-item>
              <text:p text:style-name="P2">Cambiar formula estimacion</text:p>
            </text:list-item>
            <text:list-item>
              <text:p text:style-name="P2">Añadir ejemplos (kdtrees, broadcasting, , numpy, kivy, pillow) </text:p>
            </text:list-item>
            <text:list-item>
              <text:p text:style-name="P2">Colocar bien los requisitos funcionales y no funcionales. Añadir las categorias a ambos.</text:p>
            </text:list-item>
            <text:list-item>
              <text:p text:style-name="P2">Entender y añadir requisitos de dominio, explicar lo que es y referenciar el libro de software sobre todo esto.</text:p>
            </text:list-item>
            <text:list-item>
              <text:p text:style-name="P2"><text:soft-page-break/>Hacer tablas de los requisitos.</text:p>
            </text:list-item>
            <text:list-item>
              <text:p text:style-name="P2">Presentación del problema?</text:p>
            </text:list-item>
            <text:list-item>
              <text:p text:style-name="P2">Diseño (Ingenieria de Software)</text:p>
            </text:list-item>
            <text:list-item>
              <text:p text:style-name="P2">Pruebas</text:p>
            </text:list-item>
            <text:list-item>
              <text:p text:style-name="P2">Simulaciones </text:p>
            </text:list-item>
            <text:list-item>
              <text:p text:style-name="P2">Conclusiones</text:p>
            </text:list-item>
            <text:list-item>
              <text:p text:style-name="P2">Añadir problemas relevantes, otras tareas relevantes?</text:p>
            </text:list-item>
            <text:list-item>
              <text:p text:style-name="P2">Abstract, keywords</text:p>
            </text:list-item>
            <text:list-item>
              <text:p text:style-name="P2">Añadir imagenes</text:p>
            </text:list-item>
          </text:list>
          <text:p text:style-name="P2"/>
        </text:list-item>
        <text:list-item>
          <text:p text:style-name="P1">Programación parte 2:</text:p>
          <text:list>
            <text:list-header>
              <text:p text:style-name="P1"/>
            </text:list-header>
            <text:list-item>
              <text:p text:style-name="P2">Añadir las ideas de los requisitos funcionales y no funcionales que faltan</text:p>
            </text:list-item>
            <text:list-item>
              <text:p text:style-name="P2">Añadir el material que aun no hemos utilizado y hablamos de usar (<text:span text:style-name="T1">python for android o buildozer, Matplotlib, pyinstaller)</text:span></text:p>
              <text:p text:style-name="P1"/>
            </text:list-item>
          </text:list>
        </text:list-item>
        <text:list-item>
          <text:p text:style-name="P1">Memoria parte 2:</text:p>
          <text:list>
            <text:list-header>
              <text:p text:style-name="P1"/>
            </text:list-header>
            <text:list-item>
              <text:p text:style-name="P2">Material utilizado: añadir las cosas que aun no hemos utilizado <text:span text:style-name="T1">(python for android o buildozer, Matplotlib, pyinstaller)</text:span></text:p>
            </text:list-item>
            <text:list-item>
              <text:p text:style-name="P2">Diagrama de gantt (pydev)</text:p>
            </text:list-item>
          </text:list>
          <text:p text:style-name="P1"/>
        </text:list-item>
        <text:list-item>
          <text:p text:style-name="P1">Dudas: Hay una serie de dudas que ya tengo, y otras que iran surgiendo que habria que comentar.</text:p>
          <text:list>
            <text:list-header>
              <text:p text:style-name="P1"/>
            </text:list-header>
            <text:list-item>
              <text:p text:style-name="P2">Hay paginas mas a la derecha que otras en overleaf</text:p>
            </text:list-item>
            <text:list-item>
              <text:p text:style-name="P2">El ancho del cuadrado grande que esta por defecto a que sean 6 cuadrados, eso habria que modificarlo, para que te lo pida en un pop up, igual que el area pequeña.</text:p>
            </text:list-item>
            <text:list-item>
              <text:p text:style-name="P2"><text:span text:style-name="T1">El tema del path de kivy y numpy lo dejamos asi? (no es eficiente)</text:span></text:p>
            </text:list-item>
            <text:list-item>
              <text:p text:style-name="P2">Mas</text:p>
            </text:list-item>
          </text:list>
          <text:p text:style-name="P1"/>
        </text:list-item>
        <text:list-item>
          <text:p text:style-name="P1">Prueb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8-06T11:56:36.39</meta:creation-date>
    <dc:date>2019-08-06T13:19:53.43</dc:date>
    <dc:creator>o </dc:creator>
    <meta:editing-duration>PT1H8M3S</meta:editing-duration>
    <meta:editing-cycles>5</meta:editing-cycles>
    <meta:generator>OpenOffice/4.1.3$Win32 OpenOffice.org_project/413m1$Build-9783</meta:generator>
    <meta:document-statistic meta:table-count="0" meta:image-count="0" meta:object-count="0" meta:page-count="2" meta:paragraph-count="40" meta:word-count="745" meta:character-count="4284"/>
  </office:meta>
</office:document-meta>
</file>